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94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style:font-name="Arial" fo:font-size="18pt" style:font-size-asian="18pt" style:font-size-complex="18pt"/>
    </style:style>
    <style:style style:name="ce2" style:family="table-cell" style:parent-style-name="Default">
      <style:text-properties style:font-name="Arial" fo:font-size="18pt" style:font-size-asian="18pt" style:font-size-complex="18pt"/>
    </style:style>
    <style:style style:name="ce3" style:family="table-cell" style:parent-style-name="Default">
      <style:text-properties style:font-name="Arial" fo:font-size="18pt" fo:font-weight="normal" style:font-size-asian="18pt" style:font-weight-asian="normal" style:font-size-complex="1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7.06mm"/>
      <style:text-properties style:font-name="Arial" fo:font-size="18pt" style:font-size-asian="18pt" style:font-size-complex="18pt"/>
    </style:style>
    <style:style style:name="ce5" style:family="table-cell" style:parent-style-name="Default" style:data-style-name="N110">
      <style:table-cell-properties fo:background-color="#00cc00" style:text-align-source="fix" style:repeat-content="false"/>
      <style:paragraph-properties fo:text-align="end" fo:margin-left="0mm"/>
      <style:text-properties style:font-name="Arial" fo:font-size="18pt" style:font-size-asian="18pt" style:font-size-complex="18pt"/>
    </style:style>
    <style:style style:name="ce6" style:family="table-cell" style:parent-style-name="Default" style:data-style-name="N111">
      <style:table-cell-properties fo:background-color="#00cc00" style:text-align-source="fix" style:repeat-content="false"/>
      <style:paragraph-properties fo:text-align="end" fo:margin-left="0mm"/>
      <style:text-properties style:font-name="Arial" fo:font-size="18pt" style:font-size-asian="18pt" style:font-size-complex="18pt"/>
    </style:style>
    <style:style style:name="ce7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mm"/>
      <style:text-properties style:font-name="Arial" fo:font-size="18pt" style:font-size-asian="18pt" style:font-size-complex="18pt"/>
    </style:style>
    <style:style style:name="ce8" style:family="table-cell" style:parent-style-name="Default">
      <style:table-cell-properties fo:background-color="#00cc00"/>
      <style:text-properties style:font-name="Arial" fo:font-size="18pt" style:font-size-asian="18pt" style:font-size-complex="18pt"/>
    </style:style>
    <style:style style:name="ce9" style:family="table-cell" style:parent-style-name="Default" style:data-style-name="N110">
      <style:text-properties style:font-name="Arial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10">
      <style:text-properties style:font-name="Arial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style:font-name="Arial" fo:font-size="18pt" style:font-size-asian="18pt" style:font-size-complex="1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7.06mm"/>
      <style:text-properties style:font-name="Arial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end" fo:margin-left="0mm"/>
      <style:text-properties style:font-name="Arial" fo:font-size="18pt" style:font-size-asian="18pt" style:font-size-complex="18pt"/>
    </style:style>
    <style:style style:name="ce14" style:family="table-cell" style:parent-style-name="Default" style:data-style-name="N0">
      <style:table-cell-properties fo:background-color="#00cc00" style:text-align-source="fix" style:repeat-content="false"/>
      <style:paragraph-properties fo:text-align="end" fo:margin-left="0mm"/>
      <style:text-properties style:font-name="Arial" fo:font-size="18pt" style:font-size-asian="18pt" style:font-size-complex="18pt"/>
    </style:style>
    <style:style style:name="ce15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mm"/>
      <style:text-properties style:font-name="Arial" fo:font-size="18pt" style:font-size-asian="18pt" style:font-size-complex="18pt"/>
    </style:style>
    <style:style style:name="ce16" style:family="table-cell" style:parent-style-name="Default" style:data-style-name="N115">
      <style:table-cell-properties style:text-align-source="fix" style:repeat-content="false" fo:background-color="transparent"/>
      <style:paragraph-properties fo:text-align="end" fo:margin-left="0mm"/>
      <style:text-properties style:font-name="Arial" fo:font-size="18pt" style:font-size-asian="18pt" style:font-size-complex="18pt"/>
    </style:style>
    <style:style style:name="ce17" style:family="table-cell" style:parent-style-name="Default" style:data-style-name="N115">
      <style:table-cell-properties style:text-align-source="fix" style:repeat-content="false" fo:background-color="transparent"/>
      <style:paragraph-properties fo:text-align="end" fo:margin-left="0mm"/>
      <style:text-properties style:font-name="Arial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 style:data-style-name="N36">
      <style:text-properties style:font-name="Arial" fo:font-size="18pt" style:font-size-asian="18pt" style:font-size-complex="18pt"/>
    </style:style>
    <style:style style:name="ce19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8pt" style:font-size-asian="18pt" style:font-size-complex="18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7.06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8pt" style:font-size-asian="18pt" style:font-size-complex="18pt"/>
    </style:style>
    <style:style style:name="ce25" style:family="table-cell" style:parent-style-name="Default" style:data-style-name="N113">
      <style:table-cell-properties fo:background-color="#00cc00"/>
      <style:text-properties style:font-name="Arial" fo:font-size="18pt" style:font-size-asian="18pt" style:font-size-complex="18pt"/>
    </style:style>
    <style:style style:name="ce26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mm"/>
      <style:text-properties style:font-name="Arial" fo:font-size="18pt" style:font-size-asian="18pt" style:font-size-complex="18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style:font-name="Arial" fo:font-size="18pt" style:font-size-asian="18pt" style:font-size-complex="18pt"/>
    </style:style>
    <style:style style:name="ce28" style:family="table-cell" style:parent-style-name="Default" style:data-style-name="N111">
      <style:table-cell-properties fo:background-color="#00cc00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8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11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8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31" style:family="table-cell" style:parent-style-name="Default" style:data-style-name="N113">
      <style:table-cell-properties style:text-align-source="fix" style:repeat-content="false" fo:background-color="transparent"/>
      <style:paragraph-properties fo:text-align="end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32" style:family="table-cell" style:parent-style-name="Default">
      <style:table-cell-properties fo:background-color="transparent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113">
      <style:text-properties style:font-name="Arial" fo:font-size="18pt" fo:font-weight="normal" style:font-size-asian="18pt" style:font-weight-asian="normal" style:font-size-complex="18pt" style:font-weight-complex="normal"/>
    </style:style>
    <style:style style:name="ce35" style:family="table-cell" style:parent-style-name="Default" style:data-style-name="N113">
      <style:text-properties style:font-name="Arial"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 style:data-style-name="N113">
      <style:table-cell-properties fo:background-color="transparent"/>
      <style:text-properties style:font-name="Arial"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 style:data-style-name="N100">
      <style:table-cell-properties fo:background-color="#00cc00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8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8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4.1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ice BTC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BITCOIN PRICE ESTIMATE 10.25.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price BTC</text:p>
          </table:table-cell>
          <table:table-cell table:style-name="ce5" office:value-type="currency" office:currency="USD" office:value="5500" calcext:value-type="currency">
            <text:p>$5 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2" draw:text-style-name="P2" svg:width="148.59mm" svg:height="9.1mm" svg:x="75.93mm" svg:y="8.33mm" draw:caption-point-x="-6.1mm" draw:caption-point-y="15.1mm">
              <dc:date>2017-11-10T00:00:00</dc:date>
              <text:p text:style-name="P1"><text:span text:style-name="T2"><text:a xlink:href="https://projectoption.com/implied-volatility-explained/" xlink:type="simple">https://projectoption.com/implied-volatility-explained/</text:a></text:span></text:p>
            </office:annotation>
            <text:p>Implied volatility</text:p>
          </table:table-cell>
          <table:table-cell table:style-name="ce6" office:value-type="string" office:string-value="250" calcext:value-type="string">
            <text:p>250%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2" draw:text-style-name="P5" svg:width="53.75mm" svg:height="9.1mm" svg:x="75.93mm" svg:y="31.67mm" draw:caption-point-x="-6.1mm" draw:caption-point-y="15.1mm">
              <dc:date>2017-11-09T00:00:00</dc:date>
              <text:p text:style-name="P4"><text:span text:style-name="T4">Days-to-expiration</text:span></text:p>
            </office:annotation>
            <text:p>DTE</text:p>
          </table:table-cell>
          <table:table-cell table:style-name="ce8" office:value-type="float" office:value="90" calcext:value-type="float">
            <text:p>90</text:p>
          </table:table-cell>
          <table:table-cell table:style-name="ce8" table:formula="of:=[.B7]+365" office:value-type="float" office:value="455" calcext:value-type="float">
            <text:p>455</text:p>
          </table:table-cell>
          <table:table-cell table:style-name="ce8" table:formula="of:=[.C7]+365" office:value-type="float" office:value="820" calcext:value-type="float">
            <text:p>820</text:p>
          </table:table-cell>
          <table:table-cell table:style-name="ce8" table:formula="of:=[.D7]+365" office:value-type="float" office:value="1185" calcext:value-type="float">
            <text:p>1185</text:p>
          </table:table-cell>
          <table:table-cell table:style-name="ce8" table:formula="of:=[.E7]+365" office:value-type="float" office:value="1550" calcext:value-type="float">
            <text:p>1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3" draw:text-style-name="P7" svg:width="139.16mm" svg:height="16.19mm" svg:x="75.93mm" svg:y="39.45mm" draw:caption-point-x="-6.1mm" draw:caption-point-y="15.1mm">
              <dc:date>2017-11-10T00:00:00</dc:date>
              <text:p text:style-name="P6"><text:span text:style-name="T2">The standard 68% probability, divided by 2 to get half a standard deviation</text:span></text:p>
            </office:annotation>
            <text:p>Estimate</text:p>
          </table:table-cell>
          <table:table-cell table:style-name="ce9" table:formula="of:=([.B$3]*([.B$4]/100)*SQRT([.B7]/365)+[.B$3])/2" office:value-type="currency" office:currency="USD" office:value="6163.87429048477" calcext:value-type="currency">
            <text:p>$6 164</text:p>
          </table:table-cell>
          <table:table-cell table:style-name="ce9" table:formula="of:=([.B$3]*([.B$4]/100)*SQRT([.C7]/365)+[.B$3])/2" office:value-type="currency" office:currency="USD" office:value="10425.9470211325" calcext:value-type="currency">
            <text:p>$10 426</text:p>
          </table:table-cell>
          <table:table-cell table:style-name="ce9" table:formula="of:=([.B$3]*([.B$4]/100)*SQRT([.D7]/365)+[.B$3])/2" office:value-type="currency" office:currency="USD" office:value="13054.6488378417" calcext:value-type="currency">
            <text:p>$13 055</text:p>
          </table:table-cell>
          <table:table-cell table:style-name="ce9" table:formula="of:=([.B$3]*([.B$4]/100)*SQRT([.E7]/365)+[.B$3])/2" office:value-type="currency" office:currency="USD" office:value="15137.5507131649" calcext:value-type="currency">
            <text:p>$15 138</text:p>
          </table:table-cell>
          <table:table-cell table:style-name="ce9" table:formula="of:=([.B$3]*([.B$4]/100)*SQRT([.F7]/365)+[.B$3])/2" office:value-type="currency" office:currency="USD" office:value="16917.4640522301" calcext:value-type="currency">
            <text:p>$16 9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%</text:p>
          </table:table-cell>
          <table:table-cell table:style-name="ce10" table:formula="of:=[.B8]/[.B3]" office:value-type="percentage" office:value="1.12070441645178" calcext:value-type="percentage">
            <text:p>112%</text:p>
          </table:table-cell>
          <table:table-cell table:style-name="ce10" table:formula="of:=[.C8]/[.B3]" office:value-type="percentage" office:value="1.895626731115" calcext:value-type="percentage">
            <text:p>190%</text:p>
          </table:table-cell>
          <table:table-cell table:style-name="ce10" table:formula="of:=[.D8]/[.B3]" office:value-type="percentage" office:value="2.37357251597122" calcext:value-type="percentage">
            <text:p>237%</text:p>
          </table:table-cell>
          <table:table-cell table:style-name="ce10" table:formula="of:=[.E8]/[.B3]" office:value-type="percentage" office:value="2.75228194784817" calcext:value-type="percentage">
            <text:p>275%</text:p>
          </table:table-cell>
          <table:table-cell table:style-name="ce10" table:formula="of:=[.F8]/[.B3]" office:value-type="percentage" office:value="3.07590255495093" calcext:value-type="percentage">
            <text:p>308%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ce LSK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LISK PRICE ESTIMATE 10.25.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pric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SK</text:p>
          </table:table-cell>
          <table:table-cell table:style-name="ce5" office:value-type="currency" office:currency="USD" office:value="5" calcext:value-type="currency">
            <text:p>$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TH</text:p>
          </table:table-cell>
          <table:table-cell table:style-name="ce5" office:value-type="currency" office:currency="USD" office:value="297" calcext:value-type="currency">
            <text:p>$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ied volatility</text:p>
          </table:table-cell>
          <table:table-cell table:style-name="ce6" office:value-type="string" office:string-value="250" calcext:value-type="string">
            <text:p>250%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2" draw:text-style-name="P5" svg:width="53.75mm" svg:height="9.1mm" svg:x="75.93mm" svg:y="47.23mm" draw:caption-point-x="-6.1mm" draw:caption-point-y="15.1mm">
              <dc:date>2017-11-09T00:00:00</dc:date>
              <text:p text:style-name="P4"><text:span text:style-name="T4">Days-to-expiration</text:span></text:p>
            </office:annotation>
            <text:p>DTE</text:p>
          </table:table-cell>
          <table:table-cell table:style-name="ce8" office:value-type="float" office:value="90" calcext:value-type="float">
            <text:p>90</text:p>
          </table:table-cell>
          <table:table-cell table:style-name="ce8" table:formula="of:=[.B9]+365" office:value-type="float" office:value="455" calcext:value-type="float">
            <text:p>455</text:p>
          </table:table-cell>
          <table:table-cell table:style-name="ce8" table:formula="of:=[.C9]+365" office:value-type="float" office:value="820" calcext:value-type="float">
            <text:p>820</text:p>
          </table:table-cell>
          <table:table-cell table:style-name="ce8" table:formula="of:=[.D9]+365" office:value-type="float" office:value="1185" calcext:value-type="float">
            <text:p>1185</text:p>
          </table:table-cell>
          <table:table-cell table:style-name="ce8" table:formula="of:=[.E9]+365" office:value-type="float" office:value="1550" calcext:value-type="float">
            <text:p>1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3" draw:text-style-name="P7" svg:width="139.16mm" svg:height="16.19mm" svg:x="75.93mm" svg:y="55mm" draw:caption-point-x="-6.1mm" draw:caption-point-y="15.1mm">
              <dc:date>2017-11-10T00:00:00</dc:date>
              <text:p text:style-name="P6"><text:span text:style-name="T2">The standard 68% probability, divided by 2 to get half a standard deviation</text:span></text:p>
            </office:annotation>
            <text:p>Estimate</text:p>
          </table:table-cell>
          <table:table-cell table:style-name="ce9" table:formula="of:=([.B$4]*([.B$6]/100)*SQRT([.B9]/365)+[.B$4])/2" office:value-type="currency" office:currency="USD" office:value="5.60352208225888" calcext:value-type="currency">
            <text:p>$6</text:p>
          </table:table-cell>
          <table:table-cell table:style-name="ce9" table:formula="of:=([.B$4]*([.B$6]/100)*SQRT([.C9]/365)+[.B$4])/2" office:value-type="currency" office:currency="USD" office:value="9.478133655575" calcext:value-type="currency">
            <text:p>$9</text:p>
          </table:table-cell>
          <table:table-cell table:style-name="ce9" table:formula="of:=([.B$4]*([.B$6]/100)*SQRT([.D9]/365)+[.B$4])/2" office:value-type="currency" office:currency="USD" office:value="11.8678625798561" calcext:value-type="currency">
            <text:p>$12</text:p>
          </table:table-cell>
          <table:table-cell table:style-name="ce9" table:formula="of:=([.B$4]*([.B$6]/100)*SQRT([.E9]/365)+[.B$4])/2" office:value-type="currency" office:currency="USD" office:value="13.7614097392408" calcext:value-type="currency">
            <text:p>$14</text:p>
          </table:table-cell>
          <table:table-cell table:style-name="ce9" table:formula="of:=[.B5]" office:value-type="currency" office:currency="USD" office:value="297" calcext:value-type="currency">
            <text:p>$29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%</text:p>
          </table:table-cell>
          <table:table-cell table:style-name="ce10" table:formula="of:=[.B10]/[.B4]" office:value-type="percentage" office:value="1.12070441645178" calcext:value-type="percentage">
            <text:p>112%</text:p>
          </table:table-cell>
          <table:table-cell table:style-name="ce10" table:formula="of:=[.C10]/[.B4]" office:value-type="percentage" office:value="1.895626731115" calcext:value-type="percentage">
            <text:p>190%</text:p>
          </table:table-cell>
          <table:table-cell table:style-name="ce10" table:formula="of:=[.D10]/[.B4]" office:value-type="percentage" office:value="2.37357251597122" calcext:value-type="percentage">
            <text:p>237%</text:p>
          </table:table-cell>
          <table:table-cell table:style-name="ce10" table:formula="of:=[.E10]/[.B4]" office:value-type="percentage" office:value="2.75228194784817" calcext:value-type="percentage">
            <text:p>275%</text:p>
          </table:table-cell>
          <table:table-cell table:style-name="ce10" table:formula="of:=[.F10]/[.B4]" office:value-type="percentage" office:value="59.4" calcext:value-type="percentage">
            <text:p>5940%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lding BTC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BTC HOLDING PROFIT POTENTI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SD to NOK</text:p>
          </table:table-cell>
          <table:table-cell table:style-name="ce13" office:value-type="float" office:value="8.12" calcext:value-type="float">
            <text:p>8,12</text:p>
          </table:table-cell>
          <table:table-cell table:style-name="ce18" office:value-type="date" office:date-value="2017-11-10" calcext:value-type="date">
            <text:p>10.11.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TC invested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SD</text:p>
          </table:table-cell>
          <table:table-cell table:style-name="ce15" table:formula="of:=[.B5]*['Price BTC'.B3]" office:value-type="currency" office:currency="USD" office:value="275000" calcext:value-type="currency">
            <text:p>$275 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OK</text:p>
          </table:table-cell>
          <table:table-cell table:style-name="ce16" table:formula="of:=[.B6]*[.B3]" office:value-type="currency" office:currency="NOK" office:value="2233000" calcext:value-type="currency">
            <text:p>kr 2 233 00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7"/>
          <table:table-cell table:number-columns-repeated="102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stment valu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SD</text:p>
          </table:table-cell>
          <table:table-cell table:style-name="ce15" table:formula="of:=[.B5]*['Price BTC'.B8]" office:value-type="currency" office:currency="USD" office:value="308193.714524238" calcext:value-type="currency">
            <text:p>$308 194</text:p>
          </table:table-cell>
          <table:table-cell table:style-name="ce15" table:formula="of:=[.B5]*['Price BTC'.C8]" office:value-type="currency" office:currency="USD" office:value="521297.351056625" calcext:value-type="currency">
            <text:p>$521 297</text:p>
          </table:table-cell>
          <table:table-cell table:style-name="ce15" table:formula="of:=[.B5]*['Price BTC'.D8]" office:value-type="currency" office:currency="USD" office:value="652732.441892086" calcext:value-type="currency">
            <text:p>$652 732</text:p>
          </table:table-cell>
          <table:table-cell table:style-name="ce15" table:formula="of:=[.B5]*['Price BTC'.E8]" office:value-type="currency" office:currency="USD" office:value="756877.535658246" calcext:value-type="currency">
            <text:p>$756 878</text:p>
          </table:table-cell>
          <table:table-cell table:style-name="ce15" table:formula="of:=[.B5]*['Price BTC'.F8]" office:value-type="currency" office:currency="USD" office:value="845873.202611506" calcext:value-type="currency">
            <text:p>$845 87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OK</text:p>
          </table:table-cell>
          <table:table-cell table:style-name="ce16" table:formula="of:=[.B11]*[.B3]" office:value-type="currency" office:currency="NOK" office:value="2502532.96193681" calcext:value-type="currency">
            <text:p>kr 2 502 533</text:p>
          </table:table-cell>
          <table:table-cell table:style-name="ce16" table:formula="of:=[.C11]*[.B3]" office:value-type="currency" office:currency="NOK" office:value="4232934.49057979" calcext:value-type="currency">
            <text:p>kr 4 232 934</text:p>
          </table:table-cell>
          <table:table-cell table:style-name="ce16" table:formula="of:=[.D11]*[.B3]" office:value-type="currency" office:currency="NOK" office:value="5300187.42816374" calcext:value-type="currency">
            <text:p>kr 5 300 187</text:p>
          </table:table-cell>
          <table:table-cell table:style-name="ce16" table:formula="of:=[.E11]*[.B3]" office:value-type="currency" office:currency="NOK" office:value="6145845.58954496" calcext:value-type="currency">
            <text:p>kr 6 145 846</text:p>
          </table:table-cell>
          <table:table-cell table:style-name="ce16" table:formula="of:=[.F11]*[.B3]" office:value-type="currency" office:currency="NOK" office:value="6868490.40520543" calcext:value-type="currency">
            <text:p>kr 6 868 49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fit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table:style-name="ce12" office:value-type="string" calcext:value-type="string">
            <text:p>USD</text:p>
          </table:table-cell>
          <table:table-cell table:style-name="ce9" table:formula="of:=[.B11]-[.B6]" office:value-type="currency" office:currency="USD" office:value="33193.7145242384" calcext:value-type="currency">
            <text:p>$33 194</text:p>
          </table:table-cell>
          <table:table-cell table:style-name="ce9" table:formula="of:=[.C11]-[.B6]" office:value-type="currency" office:currency="USD" office:value="246297.351056625" calcext:value-type="currency">
            <text:p>$246 297</text:p>
          </table:table-cell>
          <table:table-cell table:style-name="ce9" table:formula="of:=[.D11]-[.B6]" office:value-type="currency" office:currency="USD" office:value="377732.441892086" calcext:value-type="currency">
            <text:p>$377 732</text:p>
          </table:table-cell>
          <table:table-cell table:style-name="ce9" table:formula="of:=[.E11]-[.B6]" office:value-type="currency" office:currency="USD" office:value="481877.535658246" calcext:value-type="currency">
            <text:p>$481 878</text:p>
          </table:table-cell>
          <table:table-cell table:style-name="ce9" table:formula="of:=[.F11]-[.B6]" office:value-type="currency" office:currency="USD" office:value="570873.202611506" calcext:value-type="currency">
            <text:p>$570 873</text:p>
          </table:table-cell>
          <table:table-cell table:style-name="ce19" table:number-columns-repeated="1018"/>
        </table:table-row>
        <table:table-row table:style-name="ro1">
          <table:table-cell table:style-name="ce12" office:value-type="string" calcext:value-type="string">
            <text:p>NOK</text:p>
          </table:table-cell>
          <table:table-cell table:style-name="ce17" table:formula="of:=[.B14]*[.B3]" office:value-type="currency" office:currency="NOK" office:value="269532.961936815" calcext:value-type="currency">
            <text:p>kr 269 533</text:p>
          </table:table-cell>
          <table:table-cell table:style-name="ce17" table:formula="of:=[.C14]*[.B3]" office:value-type="currency" office:currency="NOK" office:value="1999934.49057979" calcext:value-type="currency">
            <text:p>kr 1 999 934</text:p>
          </table:table-cell>
          <table:table-cell table:style-name="ce17" table:formula="of:=[.D14]*[.B3]" office:value-type="currency" office:currency="NOK" office:value="3067187.42816374" calcext:value-type="currency">
            <text:p>kr 3 067 187</text:p>
          </table:table-cell>
          <table:table-cell table:style-name="ce17" table:formula="of:=[.E14]*[.B3]" office:value-type="currency" office:currency="NOK" office:value="3912845.58954496" calcext:value-type="currency">
            <text:p>kr 3 912 846</text:p>
          </table:table-cell>
          <table:table-cell table:style-name="ce17" table:formula="of:=[.F14]*[.B3]" office:value-type="currency" office:currency="NOK" office:value="4635490.40520543" calcext:value-type="currency">
            <text:p>kr 4 635 490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lding LSK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LSK HOLDING PROFIT POTENTI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SD to NOK</text:p>
          </table:table-cell>
          <table:table-cell table:style-name="ce13" office:value-type="float" office:value="8.12" calcext:value-type="float">
            <text:p>8,12</text:p>
          </table:table-cell>
          <table:table-cell table:style-name="ce18" office:value-type="date" office:date-value="2017-11-10" calcext:value-type="date">
            <text:p>10.11.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ks invested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SD</text:p>
          </table:table-cell>
          <table:table-cell table:style-name="ce15" table:formula="of:=[.B5]*['Price LSK'.B4]" office:value-type="currency" office:currency="USD" office:value="5000" calcext:value-type="currency">
            <text:p>$5 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OK</text:p>
          </table:table-cell>
          <table:table-cell table:style-name="ce16" table:formula="of:=[.B6]*[.B3]" office:value-type="currency" office:currency="NOK" office:value="40600" calcext:value-type="currency">
            <text:p>kr 40 60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7"/>
          <table:table-cell table:number-columns-repeated="102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stment valu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SD</text:p>
          </table:table-cell>
          <table:table-cell table:style-name="ce15" table:formula="of:=[.B5]*['Price LSK'.B10]" office:value-type="currency" office:currency="USD" office:value="5603.52208225888" calcext:value-type="currency">
            <text:p>$5 604</text:p>
          </table:table-cell>
          <table:table-cell table:style-name="ce15" table:formula="of:=[.B5]*['Price LSK'.C10]" office:value-type="currency" office:currency="USD" office:value="9478.133655575" calcext:value-type="currency">
            <text:p>$9 478</text:p>
          </table:table-cell>
          <table:table-cell table:style-name="ce15" table:formula="of:=[.B5]*['Price LSK'.D10]" office:value-type="currency" office:currency="USD" office:value="11867.8625798561" calcext:value-type="currency">
            <text:p>$11 868</text:p>
          </table:table-cell>
          <table:table-cell table:style-name="ce15" table:formula="of:=[.B5]*['Price LSK'.E10]" office:value-type="currency" office:currency="USD" office:value="13761.4097392408" calcext:value-type="currency">
            <text:p>$13 761</text:p>
          </table:table-cell>
          <table:table-cell table:style-name="ce15" table:formula="of:=[.B5]*['Price LSK'.F10]" office:value-type="currency" office:currency="USD" office:value="297000" calcext:value-type="currency">
            <text:p>$297 0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OK</text:p>
          </table:table-cell>
          <table:table-cell table:style-name="ce16" table:formula="of:=[.B11]*[.B3]" office:value-type="currency" office:currency="NOK" office:value="45500.5993079421" calcext:value-type="currency">
            <text:p>kr 45 501</text:p>
          </table:table-cell>
          <table:table-cell table:style-name="ce16" table:formula="of:=[.C11]*[.B3]" office:value-type="currency" office:currency="NOK" office:value="76962.445283269" calcext:value-type="currency">
            <text:p>kr 76 962</text:p>
          </table:table-cell>
          <table:table-cell table:style-name="ce16" table:formula="of:=[.D11]*[.B3]" office:value-type="currency" office:currency="NOK" office:value="96367.0441484316" calcext:value-type="currency">
            <text:p>kr 96 367</text:p>
          </table:table-cell>
          <table:table-cell table:style-name="ce16" table:formula="of:=[.E11]*[.B3]" office:value-type="currency" office:currency="NOK" office:value="111742.647082636" calcext:value-type="currency">
            <text:p>kr 111 743</text:p>
          </table:table-cell>
          <table:table-cell table:style-name="ce16" table:formula="of:=[.F11]*[.B3]" office:value-type="currency" office:currency="NOK" office:value="2411640" calcext:value-type="currency">
            <text:p>kr 2 411 64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fit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table:style-name="ce12" office:value-type="string" calcext:value-type="string">
            <text:p>USD</text:p>
          </table:table-cell>
          <table:table-cell table:style-name="ce9" table:formula="of:=[.B11]-[.B6]" office:value-type="currency" office:currency="USD" office:value="603.52208225888" calcext:value-type="currency">
            <text:p>$604</text:p>
          </table:table-cell>
          <table:table-cell table:style-name="ce9" table:formula="of:=[.C11]-[.B6]" office:value-type="currency" office:currency="USD" office:value="4478.133655575" calcext:value-type="currency">
            <text:p>$4 478</text:p>
          </table:table-cell>
          <table:table-cell table:style-name="ce9" table:formula="of:=[.D11]-[.B6]" office:value-type="currency" office:currency="USD" office:value="6867.86257985612" calcext:value-type="currency">
            <text:p>$6 868</text:p>
          </table:table-cell>
          <table:table-cell table:style-name="ce9" table:formula="of:=[.E11]-[.B6]" office:value-type="currency" office:currency="USD" office:value="8761.40973924084" calcext:value-type="currency">
            <text:p>$8 761</text:p>
          </table:table-cell>
          <table:table-cell table:style-name="ce9" table:formula="of:=[.F11]-[.B6]" office:value-type="currency" office:currency="USD" office:value="292000" calcext:value-type="currency">
            <text:p>$292 000</text:p>
          </table:table-cell>
          <table:table-cell table:style-name="ce19" table:number-columns-repeated="1018"/>
        </table:table-row>
        <table:table-row table:style-name="ro1">
          <table:table-cell table:style-name="ce12" office:value-type="string" calcext:value-type="string">
            <text:p>NOK</text:p>
          </table:table-cell>
          <table:table-cell table:style-name="ce17" table:formula="of:=[.B14]*[.B3]" office:value-type="currency" office:currency="NOK" office:value="4900.5993079421" calcext:value-type="currency">
            <text:p>kr 4 901</text:p>
          </table:table-cell>
          <table:table-cell table:style-name="ce17" table:formula="of:=[.C14]*[.B3]" office:value-type="currency" office:currency="NOK" office:value="36362.445283269" calcext:value-type="currency">
            <text:p>kr 36 362</text:p>
          </table:table-cell>
          <table:table-cell table:style-name="ce17" table:formula="of:=[.D14]*[.B3]" office:value-type="currency" office:currency="NOK" office:value="55767.0441484316" calcext:value-type="currency">
            <text:p>kr 55 767</text:p>
          </table:table-cell>
          <table:table-cell table:style-name="ce17" table:formula="of:=[.E14]*[.B3]" office:value-type="currency" office:currency="NOK" office:value="71142.6470826356" calcext:value-type="currency">
            <text:p>kr 71 143</text:p>
          </table:table-cell>
          <table:table-cell table:style-name="ce17" table:formula="of:=[.F14]*[.B3]" office:value-type="currency" office:currency="NOK" office:value="2371040" calcext:value-type="currency">
            <text:p>kr 2 371 040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lBitcoins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office:annotation draw:style-name="gr5" draw:text-style-name="P2" svg:width="71.3mm" svg:height="9.91mm" svg:x="75.93mm" svg:y="0mm" draw:caption-point-x="-6.1mm" draw:caption-point-y="0.1mm">
              <dc:date>2017-10-08T00:00:00</dc:date>
              <text:p text:style-name="P1"><text:span text:style-name="T3">Assumes LocalBitcoin's trade volume grows in tandem with bitcoin's price</text:span></text:p>
            </office:annotation>
            <text:p>LOCALBITCOINS PROFIT POTENTIAL 26.09.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Norway</text:p>
          </table:table-cell>
          <table:table-cell table:style-name="ce24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ly trade volume</text:p>
          </table:table-cell>
          <table:table-cell table:style-name="ce25" office:value-type="currency" office:currency="NOK" office:value="3028022" calcext:value-type="currency">
            <text:p>kr 3 028 022</text:p>
          </table:table-cell>
          <table:table-cell table:style-name="ce25" office:value-type="currency" office:currency="NOK" office:value="4212816" calcext:value-type="currency">
            <text:p>kr 4 212 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ders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6"/>
          <table:table-cell table:number-columns-repeated="1022"/>
        </table:table-row>
        <table:table-row table:style-name="ro1">
          <table:table-cell table:style-name="ce20"/>
          <table:table-cell table:style-name="ce27" office:value-type="string" calcext:value-type="string">
            <text:p>2018</text:p>
          </table:table-cell>
          <table:table-cell table:style-name="ce27" office:value-type="string" calcext:value-type="string">
            <text:p>2019</text:p>
          </table:table-cell>
          <table:table-cell table:style-name="ce27" office:value-type="string" calcext:value-type="string">
            <text:p>2020</text:p>
          </table:table-cell>
          <table:table-cell table:style-name="ce27" office:value-type="string" calcext:value-type="string">
            <text:p>202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pread/profit</text:p>
          </table:table-cell>
          <table:table-cell table:style-name="ce6" office:value-type="string" office:string-value="1" calcext:value-type="string">
            <text:p>1%</text:p>
          </table:table-cell>
          <table:table-cell table:style-name="ce6" office:value-type="string" office:string-value="2" calcext:value-type="string">
            <text:p>2%</text:p>
          </table:table-cell>
          <table:table-cell table:style-name="ce6" office:value-type="string" office:string-value="3" calcext:value-type="string">
            <text:p>3%</text:p>
          </table:table-cell>
          <table:table-cell table:style-name="ce6" office:value-type="string" office:string-value="4" calcext:value-type="string">
            <text:p>4%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xponential increase</text:p>
          </table:table-cell>
          <table:table-cell table:style-name="ce28" office:value-type="string" office:string-value="10" calcext:value-type="string">
            <text:p>10%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8" office:value-type="string" office:string-value="200" calcext:value-type="string">
            <text:p>200%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9"/>
          <table:table-cell table:style-name="ce38" table:number-columns-repeated="2"/>
          <table:table-cell table:style-name="ce29"/>
          <table:table-cell table:number-columns-repeated="1019"/>
        </table:table-row>
        <table:table-row table:style-name="ro1">
          <table:table-cell table:style-name="ce21" office:value-type="string" calcext:value-type="string">
            <text:p>Estimated weekly trade volume</text:p>
          </table:table-cell>
          <table:table-cell table:style-name="ce30" table:number-columns-repeated="4"/>
          <table:table-cell table:number-columns-repeated="1019"/>
        </table:table-row>
        <table:table-row table:style-name="ro1">
          <table:table-cell table:style-name="ce22" office:value-type="string" calcext:value-type="string">
            <text:p>Norway</text:p>
          </table:table-cell>
          <table:table-cell table:style-name="ce31" table:formula="of:=[.B4]*['Price BTC'.B9]" office:value-type="currency" office:currency="NOK" office:value="3393517.62851314" calcext:value-type="currency">
            <text:p>kr 3 393 518</text:p>
          </table:table-cell>
          <table:table-cell table:style-name="ce31" table:formula="of:=[.B4]*['Price BTC'.C9]" office:value-type="currency" office:currency="NOK" office:value="5739999.4456043" calcext:value-type="currency">
            <text:p>kr 5 739 999</text:p>
          </table:table-cell>
          <table:table-cell table:style-name="ce31" table:formula="of:=[.B4]*['Price BTC'.D9]" office:value-type="currency" office:currency="NOK" office:value="7187229.79695622" calcext:value-type="currency">
            <text:p>kr 7 187 230</text:p>
          </table:table-cell>
          <table:table-cell table:style-name="ce31" table:formula="of:=[.B4]*['Price BTC'.E9]" office:value-type="currency" office:currency="NOK" office:value="8333970.28828711" calcext:value-type="currency">
            <text:p>kr 8 333 970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Sweden</text:p>
          </table:table-cell>
          <table:table-cell table:style-name="ce31" table:formula="of:=[.C4]*['Price BTC'.B9]" office:value-type="currency" office:currency="NOK" office:value="4721321.4968987" calcext:value-type="currency">
            <text:p>kr 4 721 321</text:p>
          </table:table-cell>
          <table:table-cell table:style-name="ce31" table:formula="of:=[.C4]*['Price BTC'.C9]" office:value-type="currency" office:currency="NOK" office:value="7985926.62286897" calcext:value-type="currency">
            <text:p>kr 7 985 927</text:p>
          </table:table-cell>
          <table:table-cell table:style-name="ce31" table:formula="of:=[.C4]*['Price BTC'.D9]" office:value-type="currency" office:currency="NOK" office:value="9999424.27244383" calcext:value-type="currency">
            <text:p>kr 9 999 424</text:p>
          </table:table-cell>
          <table:table-cell table:style-name="ce31" table:formula="of:=[.C4]*['Price BTC'.E9]" office:value-type="currency" office:currency="NOK" office:value="11594857.4264059" calcext:value-type="currency">
            <text:p>kr 11 594 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2"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Potential revenue</text:p>
          </table:table-cell>
          <table:table-cell table:style-name="ce33"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Norway</text:p>
          </table:table-cell>
          <table:table-cell table:style-name="ce34" table:formula="of:=[.B12]/[.B5]/7*['Price BTC'.B7]/100*[.B9]" office:value-type="currency" office:currency="NOK" office:value="272693.380862663" calcext:value-type="currency">
            <text:p>kr 272 693</text:p>
          </table:table-cell>
          <table:table-cell table:style-name="ce34" table:formula="of:=[.B16]*([.E16]/[.B16])^(1/3)" office:value-type="currency" office:currency="NOK" office:value="998662.037012774" calcext:value-type="currency">
            <text:p>kr 998 662</text:p>
          </table:table-cell>
          <table:table-cell table:style-name="ce34" table:formula="of:=[.B16]*([.E16]/[.B16])^(2/3)" office:value-type="currency" office:currency="NOK" office:value="3657315.9972401" calcext:value-type="currency">
            <text:p>kr 3 657 316</text:p>
          </table:table-cell>
          <table:table-cell table:style-name="ce34" table:formula="of:=[.E12]/[.B5]/7*['Price BTC'.B7]/100*[.E9]" office:value-type="currency" office:currency="NOK" office:value="13393880.8204614" calcext:value-type="currency">
            <text:p>kr 13 393 881</text:p>
          </table:table-cell>
          <table:table-cell table:style-name="ce3" table:number-columns-repeated="1019"/>
        </table:table-row>
        <table:table-row table:style-name="ro1">
          <table:table-cell table:style-name="ce22" office:value-type="string" calcext:value-type="string">
            <text:p>Sweden</text:p>
          </table:table-cell>
          <table:table-cell table:style-name="ce34" table:formula="of:=[.B13]/[.C5]/7*['Price BTC'.B7]/100*[.B9]" office:value-type="currency" office:currency="NOK" office:value="303513.524800631" calcext:value-type="currency">
            <text:p>kr 303 514</text:p>
          </table:table-cell>
          <table:table-cell table:style-name="ce34" table:formula="of:=[.B17]*([.E17]/[.B17])^(1/3)" office:value-type="currency" office:currency="NOK" office:value="1111532.05838531" calcext:value-type="currency">
            <text:p>kr 1 111 532</text:p>
          </table:table-cell>
          <table:table-cell table:style-name="ce34" table:formula="of:=[.B17]*([.E17]/[.B17])^(2/3)" office:value-type="currency" office:currency="NOK" office:value="4070670.38488599" calcext:value-type="currency">
            <text:p>kr 4 070 670</text:p>
          </table:table-cell>
          <table:table-cell table:style-name="ce34" table:formula="of:=[.E13]/[.C5]/7*['Price BTC'.B7]/100*[.E9]" office:value-type="currency" office:currency="NOK" office:value="14907673.8339505" calcext:value-type="currency">
            <text:p>kr 14 907 674</text:p>
          </table:table-cell>
          <table:table-cell table:style-name="ce3" table:number-columns-repeated="1019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35" table:formula="of:=[.B16]+[.B17]" office:value-type="currency" office:currency="NOK" office:value="576206.905663294" calcext:value-type="currency">
            <text:p>kr 576 207</text:p>
          </table:table-cell>
          <table:table-cell table:style-name="ce35" table:formula="of:=[.C16]+[.C17]" office:value-type="currency" office:currency="NOK" office:value="2110194.09539809" calcext:value-type="currency">
            <text:p>kr 2 110 194</text:p>
          </table:table-cell>
          <table:table-cell table:style-name="ce35" table:formula="of:=[.D16]+[.D17]" office:value-type="currency" office:currency="NOK" office:value="7727986.38212608" calcext:value-type="currency">
            <text:p>kr 7 727 986</text:p>
          </table:table-cell>
          <table:table-cell table:style-name="ce35" table:formula="of:=[.E16]+[.E17]" office:value-type="currency" office:currency="NOK" office:value="28301554.6544119" calcext:value-type="currency">
            <text:p>kr 28 301 555</text:p>
          </table:table-cell>
          <table:table-cell table:number-columns-repeated="1019"/>
        </table:table-row>
        <table:table-row table:style-name="ro1">
          <table:table-cell table:style-name="ce22"/>
          <table:table-cell table:style-name="ce34"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Potential profit</text:p>
          </table:table-cell>
          <table:table-cell table:style-name="ce32" table:number-columns-repeated="2"/>
          <table:table-cell table:style-name="ce3"/>
          <table:table-cell table:style-name="ce33"/>
          <table:table-cell table:number-columns-repeated="1019"/>
        </table:table-row>
        <table:table-row table:style-name="ro1">
          <table:table-cell table:style-name="ce22" office:value-type="string" calcext:value-type="string">
            <text:p>Norway</text:p>
          </table:table-cell>
          <table:table-cell table:style-name="ce34" table:formula="of:=[.B16]/100*[.B8]" office:value-type="currency" office:currency="NOK" office:value="2726.93380862663" calcext:value-type="currency">
            <text:p>kr 2 727</text:p>
          </table:table-cell>
          <table:table-cell table:style-name="ce34" table:formula="of:=[.C16]/100*[.C8]" office:value-type="currency" office:currency="NOK" office:value="19973.2407402555" calcext:value-type="currency">
            <text:p>kr 19 973</text:p>
          </table:table-cell>
          <table:table-cell table:style-name="ce34" table:formula="of:=[.D16]/100*[.D8]" office:value-type="currency" office:currency="NOK" office:value="109719.479917203" calcext:value-type="currency">
            <text:p>kr 109 719</text:p>
          </table:table-cell>
          <table:table-cell table:style-name="ce34" table:formula="of:=[.E16]/100*[.E8]" office:value-type="currency" office:currency="NOK" office:value="535755.232818457" calcext:value-type="currency">
            <text:p>kr 535 755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Sweden</text:p>
          </table:table-cell>
          <table:table-cell table:style-name="ce34" table:formula="of:=[.B17]/100*[.B8]" office:value-type="currency" office:currency="NOK" office:value="3035.13524800631" calcext:value-type="currency">
            <text:p>kr 3 035</text:p>
          </table:table-cell>
          <table:table-cell table:style-name="ce34" table:formula="of:=[.C17]/100*[.C8]" office:value-type="currency" office:currency="NOK" office:value="22230.6411677062" calcext:value-type="currency">
            <text:p>kr 22 231</text:p>
          </table:table-cell>
          <table:table-cell table:style-name="ce34" table:formula="of:=[.D17]/100*[.D8]" office:value-type="currency" office:currency="NOK" office:value="122120.11154658" calcext:value-type="currency">
            <text:p>kr 122 120</text:p>
          </table:table-cell>
          <table:table-cell table:style-name="ce34" table:formula="of:=[.E17]/100*[.E8]" office:value-type="currency" office:currency="NOK" office:value="596306.953358019" calcext:value-type="currency">
            <text:p>kr 596 307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otal</text:p>
          </table:table-cell>
          <table:table-cell table:style-name="ce36" table:formula="of:=[.B21]+[.B22]" office:value-type="currency" office:currency="NOK" office:value="5762.06905663294" calcext:value-type="currency">
            <text:p>kr 5 762</text:p>
          </table:table-cell>
          <table:table-cell table:style-name="ce36" table:formula="of:=[.C21]+[.C22]" office:value-type="currency" office:currency="NOK" office:value="42203.8819079617" calcext:value-type="currency">
            <text:p>kr 42 204</text:p>
          </table:table-cell>
          <table:table-cell table:style-name="ce36" table:formula="of:=[.D21]+[.D22]" office:value-type="currency" office:currency="NOK" office:value="231839.591463782" calcext:value-type="currency">
            <text:p>kr 231 840</text:p>
          </table:table-cell>
          <table:table-cell table:style-name="ce36" table:formula="of:=[.E21]+[.E22]" office:value-type="currency" office:currency="NOK" office:value="1132062.18617648" calcext:value-type="currency">
            <text:p>kr 1 132 062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DAX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office:annotation draw:style-name="gr5" draw:text-style-name="P2" svg:width="71.3mm" svg:height="9.91mm" svg:x="75.93mm" svg:y="0mm" draw:caption-point-x="-6.1mm" draw:caption-point-y="0.1mm">
              <dc:date>2017-10-08T00:00:00</dc:date>
              <text:p text:style-name="P1"><text:span text:style-name="T3">Assumes LocalBitcoin's trade volume grows in tandem with bitcoin's price</text:span></text:p>
            </office:annotation>
            <text:p>GDAX PROFIT POTENTIAL 10.11.17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text-style style:name="N111">
      <number:text-content/>
      <number:text>%</number:text>
    </number:text-style>
    <number:currency-style style:name="N113P0" style:volatile="true">
      <number:currency-symbol number:language="nb" number:country="NO">kr</number:currency-symbol>
      <number:text> </number:text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nb" number:country="NO">kr</number:currency-symbol>
      <number:text> </number:text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no" number:country="NO">kr</number:currency-symbol>
      <number:text> </number:text>
      <number:number number:decimal-places="0" loext:min-decimal-places="0" number:min-integer-digits="1" number:grouping="true"/>
    </number:currency-style>
    <number:currency-style style:name="N115">
      <number:text>-</number:text>
      <number:currency-symbol number:language="no" number:country="NO">kr</number:currency-symbol>
      <number:text> </number:text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5" loext:min-decimal-places="5" number:min-integer-digits="1"/>
    </number:number-style>
    <number:number-style style:name="N156">
      <number:number number:decimal-places="4" loext:min-decimal-places="4" number:min-integer-digits="1"/>
    </number:number-style>
    <number:number-style style:name="N157">
      <number:number number:decimal-places="8" loext:min-decimal-places="8" number:min-integer-digits="1"/>
    </number:number-style>
    <number:number-style style:name="N158">
      <number:number number:decimal-places="9" loext:min-decimal-places="9" number:min-integer-digits="1"/>
    </number:number-style>
    <number:number-style style:name="N159">
      <number:number number:decimal-places="15" loext:min-decimal-places="15" number:min-integer-digits="1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6" loext:min-decimal-places="16" number:min-integer-digits="1"/>
    </number:number-style>
    <number:number-style style:name="N163">
      <number:number number:decimal-places="17" loext:min-decimal-places="17" number:min-integer-digits="1"/>
    </number:number-style>
    <number:number-style style:name="N164">
      <number:number number:decimal-places="12" loext:min-decimal-places="12" number:min-integer-digits="1"/>
    </number:number-style>
    <number:number-style style:name="N165">
      <number:number number:decimal-places="11" loext:min-decimal-places="11" number:min-integer-digits="1"/>
    </number:number-style>
    <number:number-style style:name="N166">
      <number:number number:decimal-places="10" loext:min-decimal-places="10" number:min-integer-digits="1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 style:data-style-name="N2" text:time-value="16:04:51.5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4:22:10.154000000</meta:creation-date>
    <dc:date>2017-11-10T16:43:43.258000000</dc:date>
    <meta:editing-duration>P3DT1H42M7S</meta:editing-duration>
    <meta:editing-cycles>94</meta:editing-cycles>
    <meta:generator>LibreOffice/5.0.4.2$Windows_x86 LibreOffice_project/2b9802c1994aa0b7dc6079e128979269cf95bc78</meta:generator>
    <meta:document-statistic meta:table-count="6" meta:cell-count="208" meta:object-count="0"/>
  </office:meta>
</office:document-meta>
</file>